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City-Tuesday-A</text:p>
          </table:table-cell>
          <table:table-cell table:style-name="ce3" office:value-type="date" office:date-value="2019-01-02" calcext:value-type="date">
            <text:p>2019-01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1-08" calcext:value-type="date">
            <text:p>2019-01-08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1-22" calcext:value-type="date">
            <text:p>2019-01-2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1-29" calcext:value-type="date">
            <text:p>2019-01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2-05" calcext:value-type="date">
            <text:p>2019-02-0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Tuesday-A</text:p>
          </table:table-cell>
          <table:table-cell office:value-type="date" office:date-value="2019-02-20" calcext:value-type="date">
            <text:p>2019-02-2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2-26" calcext:value-type="date">
            <text:p>2019-02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3-05" calcext:value-type="date">
            <text:p>2019-03-0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3-19" calcext:value-type="date">
            <text:p>2019-03-1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4-02" calcext:value-type="date">
            <text:p>2019-04-0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4-09" calcext:value-type="date">
            <text:p>2019-04-0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ty-Tuesday-A</text:p>
          </table:table-cell>
          <table:table-cell office:value-type="date" office:date-value="2019-04-16" calcext:value-type="date">
            <text:p>2019-04-16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4-30" calcext:value-type="date">
            <text:p>2019-04-3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5-14" calcext:value-type="date">
            <text:p>2019-05-1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uesday-A</text:p>
          </table:table-cell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5-28" calcext:value-type="date">
            <text:p>2019-05-2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6-11" calcext:value-type="date">
            <text:p>2019-06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6-25" calcext:value-type="date">
            <text:p>2019-06-2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uesday-A</text:p>
          </table:table-cell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7-09" calcext:value-type="date">
            <text:p>2019-07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7-16" calcext:value-type="date">
            <text:p>2019-07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7-23" calcext:value-type="date">
            <text:p>2019-07-2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Tuesday-A</text:p>
          </table:table-cell>
          <table:table-cell office:value-type="date" office:date-value="2019-08-07" calcext:value-type="date">
            <text:p>2019-08-0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8-20" calcext:value-type="date">
            <text:p>2019-08-2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Tuesday-A</text:p>
          </table:table-cell>
          <table:table-cell office:value-type="date" office:date-value="2019-09-04" calcext:value-type="date">
            <text:p>2019-09-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9-10" calcext:value-type="date">
            <text:p>2019-09-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9-17" calcext:value-type="date">
            <text:p>2019-09-1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0-01" calcext:value-type="date">
            <text:p>2019-10-0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uesday-A</text:p>
          </table:table-cell>
          <table:table-cell office:value-type="date" office:date-value="2019-10-16" calcext:value-type="date">
            <text:p>2019-10-1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0-29" calcext:value-type="date">
            <text:p>2019-10-29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1-05" calcext:value-type="date">
            <text:p>2019-11-0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1-12" calcext:value-type="date">
            <text:p>2019-11-1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1-19" calcext:value-type="date">
            <text:p>2019-11-1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1-26" calcext:value-type="date">
            <text:p>2019-11-2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2-03" calcext:value-type="date">
            <text:p>2019-12-0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2-10" calcext:value-type="date">
            <text:p>2019-12-1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2-17" calcext:value-type="date">
            <text:p>2019-12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2-24" calcext:value-type="date">
            <text:p>2019-12-2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date" office:date-value="2019-12-31" calcext:value-type="date">
            <text:p>2019-12-3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2:02:30.055020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2:02:46.146535423</dc:date>
    <meta:editing-duration>PT35M7S</meta:editing-duration>
    <meta:editing-cycles>8</meta:editing-cycles>
    <meta:generator>LibreOffice/6.1.5.2$Linux_X86_64 LibreOffice_project/10$Build-2</meta:generator>
    <meta:document-statistic meta:table-count="1" meta:cell-count="267" meta:object-count="0"/>
  </office:meta>
</office:document-meta>
</file>